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Standaardalinea-lettertype" style:family="text">
      <style:text-properties style:font-name="Wingdings" style:font-name-asian="Wingdings" style:font-name-complex="Wingdings"/>
    </style:style>
    <style:style style:name="P4" style:parent-style-name="Lijstalinea" style:list-style-name="LFO2" style:family="paragraph"/>
    <style:style style:name="P5" style:parent-style-name="Standaard" style:family="paragraph">
      <style:paragraph-properties fo:margin-left="0.25in">
        <style:tab-stops/>
      </style:paragraph-properties>
    </style:style>
    <style:style style:name="P6" style:parent-style-name="Standa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Website voor Ine</text:p>
      <text:p text:style-name="P2"/>
      <text:p text:style-name="Standaard">Prijzen, contacteren, online booking met Esthios, uitleg over behandelingen wat ze gaat doen</text:p>
      <text:p text:style-name="Standaard"/>
      <text:p text:style-name="Standaard">Kleuren: sierlijkere stijl maar strakker, niet teveel ditjes en datjes.</text:p>
      <text:p text:style-name="Standaard">Inloggen?<text:s/><text:span text:style-name="T3"></text:span><text:s/>wel met login voor prijzen<text:s/>aanpassen</text:p>
      <text:p text:style-name="Standaard">Foto’s en teksten: ons vrij in laten(wij doen het)</text:p>
      <text:p text:style-name="Standaard">Login voor ons niet voor haar en wij doen de aanpassing voor haar als de berichtje sturen</text:p>
      <text:p text:style-name="Standaard"/>
      <text:p text:style-name="Standaard">Info over Ine: ineens moeten verandere van richtingbegonne in OSA, half overkop beslissen en bij schoonheidsspecialiste bij uit gekomen, afgestudeerd al schoonheidsspecialisten, doet veel opleidingen over schoonheidsspecial,<text:s/></text:p>
      <text:p text:style-name="Standaard"/>
      <text:p text:style-name="Standaard">in Arendonk, eigen vestiging</text:p>
      <text:p text:style-name="Standaard">met reviews?</text:p>
      <text:p text:style-name="Standaard">Insta en fb doorsturen voor op de website</text:p>
      <text:p text:style-name="Standaard"/>
      <text:p text:style-name="Standaard">Estios? Agenda linken met website</text:p>
      <text:p text:style-name="Standaard"/>
      <text:p text:style-name="Standaard">Na<text:s/>Estios meeting van Ine: nieuwe bespreking voor esthios</text:p>
      <text:p text:style-name="Standaard"/>
      <text:p text:style-name="Standaard">Google Drive: groep aanmaken voor foto’s en teksten</text:p>
      <text:p text:style-name="Standaard">Prijs: ~€650 is goed!</text:p>
      <text:p text:style-name="Standaard">Onderhoudskosten: €50</text:p>
      <text:p text:style-name="Standaard"/>
      <text:p text:style-name="Standaard">Meeting? Voor producten te laten zien</text:p>
      <text:p text:style-name="Standaard"/>
      <text:p text:style-name="Standaard">Berichtje aan ons sturen voor aanpassen</text:p>
      <text:p text:style-name="Standaard"/>
      <text:p text:style-name="Standaard"/>
      <text:p text:style-name="Standaard"/>
      <text:p text:style-name="Standaard"/>
      <text:p text:style-name="Standaard">Logo? Zondag laten ontwerpen</text:p>
      <text:list text:style-name="LFO2" text:continue-numbering="true">
        <text:list-item>
          <text:p text:style-name="P4">Logo af, doorsturen</text:p>
        </text:list-item>
      </text:list>
      <text:p text:style-name="P5"/>
      <text:p text:style-name="P6"><text:s text:c="2"/>LOGO</text:p>
      <text:p text:style-name="Standaard"/>
      <text:p text:style-name="Standaard"/>
      <text:p text:style-name="Standaard"/>
      <text:p text:style-name="Standaard"/>
      <text:p text:style-name="Standaard">Datum: <text:s/></text:p>
      <text:p text:style-name="Standaard"/>
      <text:p text:style-name="Standaard">Andere website’s</text:p>
      <text:p text:style-name="Standaard">Schooonheidsintituut june</text:p>
      <text:p text:style-name="Standaard">Mijn moment</text:p>
      <text:p text:style-name="Standaard">Ripoza</text:p>
      <text:p text:style-name="Standaard"/>
      <text:p text:style-name="Standaard"/>
      <text:p text:style-name="Standaard">Pandhy’s producten, voorbehandeling, nabehandeling en suikerpotten zelf.</text:p>
      <text:p text:style-name="Standaard">Goeie foto’s van ontharing, duidelijk van die producten</text:p>
      <text:p text:style-name="Standaard"/>
      <text:p text:style-name="Standaard">Email: info@schoonheidsspecialist.b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out Mermans</meta:initial-creator>
    <dc:creator>Wout Mermans</dc:creator>
    <meta:creation-date>2021-08-06T20:00:00Z</meta:creation-date>
    <dc:date>2021-08-29T15:54:00Z</dc:date>
    <meta:template xlink:href="Normal.dotm" xlink:type="simple"/>
    <meta:editing-cycles>2</meta:editing-cycles>
    <meta:editing-duration>PT4260S</meta:editing-duration>
    <meta:document-statistic meta:page-count="2" meta:paragraph-count="2" meta:word-count="194" meta:character-count="1261" meta:row-count="8" meta:non-whitespace-character-count="1069"/>
  </office:meta>
</office:document-meta>
</file>